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Garamond" style:font-name-complex="Garamond"/>
    </style:style>
    <style:style style:name="P2" style:family="paragraph" style:parent-style-name="Standard" style:master-page-name="Standard">
      <style:paragraph-properties fo:line-height="200%" style:page-number="auto"/>
      <style:text-properties style:font-name="Garamond" style:font-name-complex="Garamond"/>
    </style:style>
    <style:style style:name="T1" style:family="text">
      <style:text-properties style:font-name-asian="Garamo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rivals &amp; Departures</text:p>
      <text:p text:style-name="P1"/>
      <text:p text:style-name="P1">Glowing eternally the candylights burn</text:p>
      <text:p text:style-name="P1"><text:tab/>forward a citrus dawn</text:p>
      <text:p text:style-name="P1">Sprayed out in lines, blue &amp; green</text:p>
      <text:p text:style-name="P1"><text:tab/>blinking red</text:p>
      <text:p text:style-name="P1">Play Simon Sez with </text:p>
      <text:p text:style-name="P1"><text:tab/><text:tab/><text:tab/>“what is</text:p>
      <text:p text:style-name="P1"><text:tab/><text:tab/><text:tab/><text:tab/> above”.</text:p>
      <text:p text:style-name="P1"/>
      <text:p text:style-name="P1">Candy-lights speak of lines &amp; code</text:p>
      <text:p text:style-name="P1">They speak of directions.</text:p>
      <text:p text:style-name="P1">Ask those skilled in their scrying:</text:p>
      <text:p text:style-name="P1"><text:span text:style-name="T1">“</text:span>They know of arrivals and departures.”</text:p>
      <text:p text:style-name="P1"/>
      <text:p text:style-name="P1">Those in the air are talking constantly</text:p>
      <text:p text:style-name="P1">Given depth-of-mind once can decipher their chatter.</text:p>
      <text:p text:style-name="P1">They speak of lines &amp; code.</text:p>
      <text:p text:style-name="P1">Say a word.</text:p>
      <text:p text:style-name="P1">Speak on to them.</text:p>
      <text:p text:style-name="P1"><text:tab/>a puff of smoke</text:p>
      <text:p text:style-name="P1"><text:tab/>the world rumbles</text:p>
      <text:p text:style-name="P1"><text:tab/>wheels down</text:p>
      <text:p text:style-name="P1"><text:soft-page-break/>Arrival.</text:p>
      <text:p text:style-name="P1">Flight-deck, Ground</text:p>
      <text:p text:style-name="P1"/>
      <text:p text:style-name="P1">This is water</text:p>
      <text:p text:style-name="P1">This is air</text:p>
      <text:p text:style-name="P1">These are our cries rising thickly</text:p>
      <text:p text:style-name="P1"><text:tab/>like heat off the tarmac.</text:p>
      <text:p text:style-name="P1">Can these metal beasts be all of our love?</text:p>
      <text:p text:style-name="P1"><text:tab/>Our sins forgiven?</text:p>
      <text:p text:style-name="P1"/>
      <text:p text:style-name="P1">With just one apple pluckt to the pate</text:p>
      <text:p text:style-name="P1">Given fire,</text:p>
      <text:p text:style-name="P1"><text:tab/>Given ignorance</text:p>
      <text:p text:style-name="P1">We rise &amp; rise slowly</text:p>
      <text:p text:style-name="P1"/>
      <text:p text:style-name="P1">Given clearance we push</text:p>
      <text:p text:style-name="P1">Given selves we fight</text:p>
      <text:p text:style-name="P1"><text:tab/>&amp; we fuck</text:p>
      <text:p text:style-name="P1">Push artfully</text:p>
      <text:p text:style-name="P1"/>
      <text:p text:style-name="P1">Given birth we fall</text:p>
      <text:p text:style-name="P1">We fall ignoranctly &amp;</text:p>
      <text:p text:style-name="P1"><text:tab/>we</text:p>
      <text:p text:style-name="P1"><text:soft-page-break/><text:tab/> <text:s text:c="4"/>fall</text:p>
      <text:p text:style-name="P1">Beautifu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rivals &amp; Departures</dc:title>
    <meta:initial-creator>hernandez</meta:initial-creator>
    <meta:creation-date>2009-08-17T14:08:00</meta:creation-date>
    <dc:date>2016-01-08T19:46:45.706000000</dc:date>
    <meta:editing-cycles>2</meta:editing-cycles>
    <meta:editing-duration>PT8M37S</meta:editing-duration>
    <meta:document-statistic meta:table-count="0" meta:image-count="0" meta:object-count="0" meta:page-count="3" meta:paragraph-count="41" meta:word-count="159" meta:character-count="886" meta:non-whitespace-character-count="743"/>
    <meta:generator>LibreOffice/5.0.4.2$Windows_x86 LibreOffice_project/2b9802c1994aa0b7dc6079e128979269cf95bc78</meta:generator>
  </office:meta>
</office:document-meta>
</file>